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ce style:name="Liberation Sans" svg:font-family="'Liberation San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GT_5f_Body" style:list-style-name="L2">
      <style:text-properties officeooo:paragraph-rsid="000b69ed"/>
    </style:style>
    <style:style style:name="P2" style:family="paragraph" style:parent-style-name="GT_5f_Body" style:master-page-name="">
      <loext:graphic-properties draw:fill="none"/>
      <style:paragraph-properties fo:margin-left="1.3cm" fo:margin-right="0cm" fo:margin-top="0cm" fo:margin-bottom="0.199cm" style:contextual-spacing="false" fo:line-height="120%" fo:text-align="justify" style:justify-single-word="false" fo:text-indent="0cm" style:auto-text-indent="false" style:page-number="auto" fo:background-color="transparent"/>
    </style:style>
    <style:style style:name="P3" style:family="paragraph" style:parent-style-name="GT_5f_Body">
      <loext:graphic-properties draw:fill="none"/>
      <style:paragraph-properties fo:margin-left="1.3cm" fo:margin-right="0cm" fo:margin-top="0cm" fo:margin-bottom="0.199cm" style:contextual-spacing="false" fo:line-height="120%" fo:text-align="justify" style:justify-single-word="false" fo:text-indent="0cm" style:auto-text-indent="false" fo:background-color="transparent"/>
    </style:style>
    <style:style style:name="P4" style:family="paragraph" style:parent-style-name="GT_5f_Body">
      <loext:graphic-properties draw:fill="none"/>
      <style:paragraph-properties fo:margin-left="1.3cm" fo:margin-right="0cm" fo:margin-top="0cm" fo:margin-bottom="0cm" style:contextual-spacing="false" fo:line-height="120%" fo:text-align="justify" style:justify-single-word="false" fo:text-indent="0cm" style:auto-text-indent="false" fo:background-color="transparent"/>
    </style:style>
    <style:style style:name="P5" style:family="paragraph" style:parent-style-name="GT_5f_Body" style:master-page-name="">
      <loext:graphic-properties draw:fill="none"/>
      <style:paragraph-properties fo:margin-left="1.3cm" fo:margin-right="0cm" fo:margin-top="0cm" fo:margin-bottom="0.199cm" style:contextual-spacing="false" fo:line-height="120%" fo:text-align="justify" style:justify-single-word="false" fo:text-indent="0cm" style:auto-text-indent="false" style:page-number="auto" fo:background-color="transparent"/>
      <style:text-properties officeooo:paragraph-rsid="000b69ed"/>
    </style:style>
    <style:style style:name="P6" style:family="paragraph" style:parent-style-name="GT_5f_Body">
      <loext:graphic-properties draw:fill="none"/>
      <style:paragraph-properties fo:margin-left="1.3cm" fo:margin-right="0cm" fo:margin-top="0cm" fo:margin-bottom="0.199cm" style:contextual-spacing="false" fo:line-height="120%" fo:text-align="justify" style:justify-single-word="false" fo:text-indent="0cm" style:auto-text-indent="false" fo:background-color="transparent"/>
      <style:text-properties officeooo:paragraph-rsid="000b69ed"/>
    </style:style>
    <style:style style:name="P7" style:family="paragraph" style:parent-style-name="GT_5f_Body" style:list-style-name="L4">
      <loext:graphic-properties draw:fill="none"/>
      <style:paragraph-properties fo:margin-left="1.3cm" fo:margin-right="0cm" fo:margin-top="0cm" fo:margin-bottom="0.199cm" style:contextual-spacing="false" fo:line-height="120%" fo:text-align="justify" style:justify-single-word="false" fo:text-indent="0cm" style:auto-text-indent="false" fo:background-color="transparent"/>
      <style:text-properties officeooo:paragraph-rsid="000b69ed"/>
    </style:style>
    <style:style style:name="P8" style:family="paragraph" style:parent-style-name="GT_5f_Body" style:list-style-name="L5">
      <loext:graphic-properties draw:fill="none"/>
      <style:paragraph-properties fo:margin-left="1.3cm" fo:margin-right="0cm" fo:margin-top="0cm" fo:margin-bottom="0.199cm" style:contextual-spacing="false" fo:line-height="120%" fo:text-align="justify" style:justify-single-word="false" fo:text-indent="0cm" style:auto-text-indent="false" fo:background-color="transparent"/>
      <style:text-properties officeooo:paragraph-rsid="000b69ed"/>
    </style:style>
    <style:style style:name="P9" style:family="paragraph" style:parent-style-name="GT_5f_Body" style:list-style-name="L6">
      <loext:graphic-properties draw:fill="none"/>
      <style:paragraph-properties fo:margin-left="1.3cm" fo:margin-right="0cm" fo:margin-top="0cm" fo:margin-bottom="0.199cm" style:contextual-spacing="false" fo:line-height="120%" fo:text-align="justify" style:justify-single-word="false" fo:text-indent="0cm" style:auto-text-indent="false" fo:background-color="transparent"/>
      <style:text-properties officeooo:paragraph-rsid="000b69ed"/>
    </style:style>
    <style:style style:name="P10" style:family="paragraph" style:parent-style-name="GT_5f_Body">
      <loext:graphic-properties draw:fill="none"/>
      <style:paragraph-properties fo:margin-left="1.3cm" fo:margin-right="0cm" fo:margin-top="0cm" fo:margin-bottom="0.199cm" style:contextual-spacing="false" fo:line-height="120%" fo:text-align="justify" style:justify-single-word="false" fo:text-indent="0cm" style:auto-text-indent="false" fo:background-color="transparent"/>
      <style:text-properties style:text-underline-style="none" officeooo:paragraph-rsid="000b69ed"/>
    </style:style>
    <style:style style:name="P11" style:family="paragraph" style:parent-style-name="GT_5f_Body">
      <loext:graphic-properties draw:fill="none"/>
      <style:paragraph-properties fo:margin-left="1.3cm" fo:margin-right="0cm" fo:text-indent="0cm" style:auto-text-indent="false" fo:background-color="transparent"/>
    </style:style>
    <style:style style:name="P12" style:family="paragraph" style:parent-style-name="GT_5f_Body">
      <loext:graphic-properties draw:fill="none"/>
      <style:paragraph-properties fo:margin-left="1.3cm" fo:margin-right="0cm" fo:text-align="justify" style:justify-single-word="false" fo:text-indent="0cm" style:auto-text-indent="false" fo:background-color="transparent"/>
    </style:style>
    <style:style style:name="P13" style:family="paragraph" style:parent-style-name="GT_5f_Body">
      <loext:graphic-properties draw:fill="none"/>
      <style:paragraph-properties fo:margin-left="1.3cm" fo:margin-right="0cm" fo:margin-top="0cm" fo:margin-bottom="0.199cm" style:contextual-spacing="false" fo:line-height="120%" fo:text-align="justify" style:justify-single-word="false" fo:text-indent="0cm" style:auto-text-indent="false" fo:background-color="transparent"/>
      <style:text-properties fo:font-weight="bold" officeooo:paragraph-rsid="000b69ed" style:font-weight-asian="bold" style:font-weight-complex="bold"/>
    </style:style>
    <style:style style:name="P14" style:family="paragraph" style:parent-style-name="GT_5f_Body">
      <loext:graphic-properties draw:fill="none"/>
      <style:paragraph-properties fo:margin-left="1.3cm" fo:margin-right="0cm" fo:text-indent="0cm" style:auto-text-indent="false" fo:background-color="transparent"/>
      <style:text-properties officeooo:paragraph-rsid="000d18c4"/>
    </style:style>
    <style:style style:name="P15" style:family="paragraph" style:parent-style-name="GT_5f_Body" style:list-style-name="L7">
      <loext:graphic-properties draw:fill="none"/>
      <style:paragraph-properties fo:margin-left="1.3cm" fo:margin-right="0cm" fo:text-indent="0cm" style:auto-text-indent="false" fo:background-color="transparent"/>
      <style:text-properties officeooo:paragraph-rsid="000d18c4"/>
    </style:style>
    <style:style style:name="P16" style:family="paragraph" style:parent-style-name="GT_5f_Body" style:list-style-name="L8">
      <loext:graphic-properties draw:fill="none"/>
      <style:paragraph-properties fo:margin-left="1.3cm" fo:margin-right="0cm" fo:text-indent="0cm" style:auto-text-indent="false" fo:background-color="transparent"/>
      <style:text-properties officeooo:paragraph-rsid="000d18c4"/>
    </style:style>
    <style:style style:name="P17" style:family="paragraph" style:parent-style-name="GT_5f_Bullet" style:list-style-name="L1"/>
    <style:style style:name="P18" style:family="paragraph" style:parent-style-name="GT_5f_Bullet" style:list-style-name="L1">
      <style:text-properties fo:font-weight="bold" style:font-weight-asian="bold" style:font-weight-complex="bold"/>
    </style:style>
    <style:style style:name="P19" style:family="paragraph" style:parent-style-name="GT_5f_Bullet" style:list-style-name="L3"/>
    <style:style style:name="P20" style:family="paragraph" style:parent-style-name="GT_5f_Bullet" style:list-style-name="L9">
      <style:text-properties officeooo:paragraph-rsid="000cfa04"/>
    </style:style>
    <style:style style:name="P21" style:family="paragraph" style:parent-style-name="GT_5f_Bullet" style:list-style-name="L9"/>
    <style:style style:name="P22" style:family="paragraph" style:parent-style-name="GT_5f_Bullet" style:list-style-name="L10"/>
    <style:style style:name="P23" style:family="paragraph" style:parent-style-name="GT_5f_Code" style:master-page-name="">
      <loext:graphic-properties draw:fill="solid" draw:fill-color="#ffff00" draw:opacity="100%"/>
      <style:paragraph-properties fo:margin-left="1.3cm" fo:margin-right="0.4cm" fo:margin-top="0.101cm" fo:margin-bottom="0.199cm" style:contextual-spacing="false" fo:text-indent="0cm" style:auto-text-indent="false" style:page-number="auto" fo:background-color="#ffff00" fo:padding="0.15cm" fo:border="0.54pt solid #ff0000"/>
    </style:style>
    <style:style style:name="P24" style:family="paragraph" style:parent-style-name="GT_5f_Code" style:master-page-name="">
      <loext:graphic-properties draw:fill="solid" draw:fill-color="#ffff00" draw:opacity="100%"/>
      <style:paragraph-properties fo:margin-left="1.3cm" fo:margin-right="0.4cm" fo:margin-top="0.101cm" fo:margin-bottom="0.199cm" style:contextual-spacing="false" fo:text-indent="0cm" style:auto-text-indent="false" style:page-number="auto" fo:background-color="#ffff00" fo:padding="0.15cm" fo:border="0.54pt solid #ff0000"/>
    </style:style>
    <style:style style:name="P25" style:family="paragraph" style:parent-style-name="GT_5f_Code" style:master-page-name="">
      <loext:graphic-properties draw:fill="solid" draw:fill-color="#ffff00" draw:opacity="100%"/>
      <style:paragraph-properties fo:margin-left="1.3cm" fo:margin-right="0.4cm" fo:margin-top="0.101cm" fo:margin-bottom="0.199cm" style:contextual-spacing="false" fo:text-indent="0cm" style:auto-text-indent="false" style:page-number="auto" fo:background-color="#ffff00" fo:padding="0.15cm" fo:border="0.54pt solid #ff0000"/>
    </style:style>
    <style:style style:name="P26" style:family="paragraph" style:parent-style-name="GT_5f_Code" style:master-page-name="">
      <loext:graphic-properties draw:fill="solid" draw:fill-color="#ffff00" draw:opacity="100%"/>
      <style:paragraph-properties fo:margin-left="1.3cm" fo:margin-right="0.4cm" fo:margin-top="0.101cm" fo:margin-bottom="0.199cm" style:contextual-spacing="false" fo:text-indent="0cm" style:auto-text-indent="false" style:page-number="auto" fo:background-color="#ffff00" fo:padding="0.15cm" fo:border="0.54pt solid #ff0000"/>
    </style:style>
    <style:style style:name="P27" style:family="paragraph" style:parent-style-name="GT_5f_Code" style:master-page-name="">
      <loext:graphic-properties draw:fill="solid" draw:fill-color="#ffff00" draw:opacity="100%"/>
      <style:paragraph-properties fo:margin-left="1.3cm" fo:margin-right="0.4cm" fo:margin-top="0.101cm" fo:margin-bottom="0.199cm" style:contextual-spacing="false" fo:text-indent="0cm" style:auto-text-indent="false" style:page-number="auto" fo:background-color="#ffff00" fo:padding="0.15cm" fo:border="0.54pt solid #ff0000"/>
      <style:text-properties style:font-name="Liberation Serif" fo:font-size="10.5pt" fo:font-weight="bold" style:font-size-asian="10.5pt" style:font-weight-asian="bold" style:font-size-complex="10.5pt" style:font-weight-complex="bold"/>
    </style:style>
    <style:style style:name="P28" style:family="paragraph" style:parent-style-name="GT_5f_Code" style:master-page-name="">
      <loext:graphic-properties draw:fill="solid" draw:fill-color="#ffff00" draw:opacity="100%"/>
      <style:paragraph-properties fo:margin-left="1.3cm" fo:margin-right="0.4cm" fo:margin-top="0.101cm" fo:margin-bottom="0.199cm" style:contextual-spacing="false" fo:text-indent="0cm" style:auto-text-indent="false" style:page-number="auto" fo:background-color="#ffff00" fo:padding="0.15cm" fo:border="0.54pt solid #ff0000"/>
      <style:text-properties style:font-name="Liberation Serif" fo:font-size="10.5pt" fo:font-weight="bold" style:font-size-asian="10.5pt" style:font-weight-asian="bold" style:font-size-complex="10.5pt" style:font-weight-complex="bold"/>
    </style:style>
    <style:style style:name="P29" style:family="paragraph" style:parent-style-name="GT_5f_Code" style:master-page-name="">
      <loext:graphic-properties draw:fill="solid" draw:fill-color="#ffff00" draw:opacity="100%"/>
      <style:paragraph-properties fo:margin-left="1.3cm" fo:margin-right="0.4cm" fo:margin-top="0.101cm" fo:margin-bottom="0.199cm" style:contextual-spacing="false" fo:text-indent="0cm" style:auto-text-indent="false" style:page-number="auto" fo:background-color="#ffff00" fo:padding="0.15cm" fo:border="0.54pt solid #ff0000"/>
      <style:text-properties style:font-name="Liberation Serif" fo:font-size="10.5pt" fo:font-weight="bold" style:font-size-asian="10.5pt" style:font-weight-asian="bold" style:font-size-complex="10.5pt" style:font-weight-complex="bold"/>
    </style:style>
    <style:style style:name="P30" style:family="paragraph" style:parent-style-name="GT_5f_Code" style:master-page-name="">
      <loext:graphic-properties draw:fill="solid" draw:fill-color="#ffff00" draw:opacity="100%"/>
      <style:paragraph-properties fo:margin-left="1.3cm" fo:margin-right="0.4cm" fo:margin-top="0.101cm" fo:margin-bottom="0.199cm" style:contextual-spacing="false" fo:text-indent="0cm" style:auto-text-indent="false" style:page-number="auto" fo:background-color="#ffff00" fo:padding="0.15cm" fo:border="0.54pt solid #ff0000"/>
      <style:text-properties style:font-name="Liberation Serif" fo:font-size="10.5pt" fo:font-weight="bold" style:font-size-asian="10.5pt" style:font-weight-asian="bold" style:font-size-complex="10.5pt" style:font-weight-complex="bold"/>
    </style:style>
    <style:style style:name="P31" style:family="paragraph" style:parent-style-name="GT_5f_Code" style:master-page-name="">
      <loext:graphic-properties draw:fill="solid" draw:fill-color="#ffff00" draw:opacity="100%"/>
      <style:paragraph-properties fo:margin-left="1.3cm" fo:margin-right="0.4cm" fo:margin-top="0.101cm" fo:margin-bottom="0.199cm" style:contextual-spacing="false" fo:text-indent="0cm" style:auto-text-indent="false" style:page-number="auto" fo:background-color="#ffff00" fo:padding="0.15cm" fo:border="0.54pt solid #ff0000"/>
      <style:text-properties style:font-name="Liberation Serif" fo:font-size="10.5pt" fo:font-weight="bold" style:font-size-asian="10.5pt" style:font-weight-asian="bold" style:font-size-complex="10.5pt" style:font-weight-complex="bold"/>
    </style:style>
    <style:style style:name="P32" style:family="paragraph" style:parent-style-name="GT_5f_Code" style:master-page-name="">
      <loext:graphic-properties draw:fill="solid" draw:fill-color="#ffff00" draw:opacity="100%"/>
      <style:paragraph-properties fo:margin-left="1.3cm" fo:margin-right="0.4cm" fo:margin-top="0.101cm" fo:margin-bottom="0.199cm" style:contextual-spacing="false" fo:text-indent="0cm" style:auto-text-indent="false" style:page-number="auto" fo:background-color="#ffff00" fo:padding="0.15cm" fo:border="0.54pt solid #ff0000"/>
      <style:text-properties style:font-name="Liberation Serif" fo:font-size="10.5pt" fo:font-weight="bold" style:font-size-asian="10.5pt" style:font-weight-asian="bold" style:font-size-complex="10.5pt" style:font-weight-complex="bold"/>
    </style:style>
    <style:style style:name="P33" style:family="paragraph" style:parent-style-name="GT_5f_Code" style:master-page-name="">
      <loext:graphic-properties draw:fill="solid" draw:fill-color="#ffff00" draw:opacity="100%"/>
      <style:paragraph-properties fo:margin-left="1.3cm" fo:margin-right="0.4cm" fo:margin-top="0.101cm" fo:margin-bottom="0.199cm" style:contextual-spacing="false" fo:text-indent="0cm" style:auto-text-indent="false" style:page-number="auto" fo:background-color="#ffff00" fo:padding="0.15cm" fo:border="0.54pt solid #ff0000"/>
      <style:text-properties style:font-name="Liberation Serif" fo:font-size="10.5pt" fo:font-weight="bold" style:font-size-asian="10.5pt" style:font-weight-asian="bold" style:font-size-complex="10.5pt" style:font-weight-complex="bold"/>
    </style:style>
    <style:style style:name="P34" style:family="paragraph" style:parent-style-name="GT_5f_Code" style:master-page-name="">
      <loext:graphic-properties draw:fill="solid" draw:fill-color="#ffff00" draw:opacity="100%"/>
      <style:paragraph-properties fo:margin-left="1.3cm" fo:margin-right="0.4cm" fo:margin-top="0.101cm" fo:margin-bottom="0.199cm" style:contextual-spacing="false" fo:text-indent="0cm" style:auto-text-indent="false" style:page-number="auto" fo:background-color="#ffff00" fo:padding="0.15cm" fo:border="0.54pt solid #ff0000"/>
      <style:text-properties style:font-name="Liberation Serif" fo:font-size="10.5pt" fo:font-weight="bold" style:font-size-asian="10.5pt" style:font-weight-asian="bold" style:font-size-complex="10.5pt" style:font-weight-complex="bold"/>
    </style:style>
    <style:style style:name="P35" style:family="paragraph" style:parent-style-name="GT_5f_Code" style:master-page-name="">
      <loext:graphic-properties draw:fill="solid" draw:fill-color="#ffff00" draw:opacity="100%"/>
      <style:paragraph-properties fo:margin-left="1.3cm" fo:margin-right="0.4cm" fo:margin-top="0.101cm" fo:margin-bottom="0.199cm" style:contextual-spacing="false" fo:text-indent="0cm" style:auto-text-indent="false" style:page-number="auto" fo:background-color="#ffff00" fo:padding="0.15cm" fo:border="0.54pt solid #ff0000"/>
      <style:text-properties style:font-name="Liberation Serif" fo:font-size="10.5pt" fo:font-weight="bold" style:font-size-asian="10.5pt" style:font-weight-asian="bold" style:font-size-complex="10.5pt" style:font-weight-complex="bold"/>
    </style:style>
    <style:style style:name="P36" style:family="paragraph" style:parent-style-name="GT_5f_Code" style:master-page-name="">
      <loext:graphic-properties draw:fill="solid" draw:fill-color="#ffff00" draw:opacity="100%"/>
      <style:paragraph-properties fo:margin-left="1.3cm" fo:margin-right="0.4cm" fo:margin-top="0.101cm" fo:margin-bottom="0.199cm" style:contextual-spacing="false" fo:text-indent="0cm" style:auto-text-indent="false" style:page-number="auto" fo:background-color="#ffff00" fo:padding="0.15cm" fo:border="0.54pt solid #ff0000"/>
      <style:text-properties style:font-name="Liberation Serif" fo:font-size="10.5pt" fo:font-weight="bold" style:font-size-asian="10.5pt" style:font-weight-asian="bold" style:font-size-complex="10.5pt" style:font-weight-complex="bold"/>
    </style:style>
    <style:style style:name="P37" style:family="paragraph" style:parent-style-name="GT_5f_Code" style:master-page-name="">
      <loext:graphic-properties draw:fill="solid" draw:fill-color="#ffff00" draw:opacity="100%"/>
      <style:paragraph-properties fo:margin-left="1.3cm" fo:margin-right="0.4cm" fo:margin-top="0.101cm" fo:margin-bottom="0.199cm" style:contextual-spacing="false" fo:text-indent="0cm" style:auto-text-indent="false" style:page-number="auto" fo:background-color="#ffff00" fo:padding="0.15cm" fo:border="0.54pt solid #ff0000"/>
      <style:text-properties style:font-name="Liberation Serif" fo:font-size="10.5pt" style:text-underline-style="none" fo:font-weight="bold" style:font-size-asian="10.5pt" style:font-weight-asian="bold" style:font-size-complex="10.5pt" style:font-weight-complex="bold"/>
    </style:style>
    <style:style style:name="P38" style:family="paragraph" style:parent-style-name="GT_5f_Code" style:master-page-name="">
      <loext:graphic-properties draw:fill="solid" draw:fill-color="#ffff00" draw:opacity="100%"/>
      <style:paragraph-properties fo:margin-left="1.3cm" fo:margin-right="0.4cm" fo:margin-top="0.101cm" fo:margin-bottom="0.199cm" style:contextual-spacing="false" fo:text-indent="0cm" style:auto-text-indent="false" style:page-number="auto" fo:background-color="#ffff00" fo:padding="0.15cm" fo:border="0.54pt solid #ff0000"/>
      <style:text-properties style:font-name="Liberation Serif" fo:font-size="10.5pt" fo:font-style="normal" fo:font-weight="bold" style:font-size-asian="10.5pt" style:font-style-asian="normal" style:font-weight-asian="bold" style:font-size-complex="10.5pt" style:font-style-complex="normal" style:font-weight-complex="bold"/>
    </style:style>
    <style:style style:name="P39" style:family="paragraph" style:parent-style-name="GT_5f_Heading">
      <style:paragraph-properties fo:margin-top="0.148cm" fo:margin-bottom="0cm" style:contextual-spacing="false"/>
    </style:style>
    <style:style style:name="P40" style:family="paragraph" style:parent-style-name="GT_5f_Heading" style:master-page-name="">
      <loext:graphic-properties draw:fill="none"/>
      <style:paragraph-properties fo:margin-left="1.3cm" fo:margin-right="0cm" fo:text-indent="0cm" style:auto-text-indent="false" style:page-number="auto" fo:background-color="transparent"/>
    </style:style>
    <style:style style:name="P41" style:family="paragraph" style:parent-style-name="GT_5f_Heading">
      <loext:graphic-properties draw:fill="none"/>
      <style:paragraph-properties fo:margin-left="1.3cm" fo:margin-right="0cm" fo:text-indent="0cm" style:auto-text-indent="false" fo:background-color="transparent"/>
    </style:style>
    <style:style style:name="P42" style:family="paragraph" style:parent-style-name="GT_5f_Heading" style:master-page-name="">
      <loext:graphic-properties draw:fill="none"/>
      <style:paragraph-properties fo:margin-left="1.3cm" fo:margin-right="0cm" fo:margin-top="0.048cm" fo:margin-bottom="0cm" style:contextual-spacing="false" fo:text-indent="0cm" style:auto-text-indent="false" style:page-number="auto" fo:background-color="transparent"/>
    </style:style>
    <style:style style:name="P43" style:family="paragraph" style:parent-style-name="GT_5f_Heading" style:master-page-name="">
      <loext:graphic-properties draw:fill="none"/>
      <style:paragraph-properties fo:margin-left="1.3cm" fo:margin-right="0cm" fo:margin-top="0.048cm" fo:margin-bottom="0cm" style:contextual-spacing="false" fo:text-indent="0cm" style:auto-text-indent="false" style:page-number="auto" fo:background-color="transparent"/>
    </style:style>
    <style:style style:name="P44" style:family="paragraph" style:parent-style-name="GT_5f_Heading" style:master-page-name="">
      <loext:graphic-properties draw:fill="none"/>
      <style:paragraph-properties fo:margin-left="1.3cm" fo:margin-right="0cm" fo:text-indent="0cm" style:auto-text-indent="false" style:page-number="auto" fo:background-color="transparent"/>
      <style:text-properties style:text-underline-style="solid" style:text-underline-width="auto" style:text-underline-color="font-color"/>
    </style:style>
    <style:style style:name="P45" style:family="paragraph" style:parent-style-name="GT_5f_Heading">
      <loext:graphic-properties draw:fill="none"/>
      <style:paragraph-properties fo:margin-left="1.3cm" fo:margin-right="0cm" fo:text-indent="0cm" style:auto-text-indent="false" fo:background-color="transparent"/>
      <style:text-properties style:text-underline-style="solid" style:text-underline-width="auto" style:text-underline-color="font-color"/>
    </style:style>
    <style:style style:name="P46" style:family="paragraph" style:parent-style-name="GT_5f_Heading" style:master-page-name="">
      <loext:graphic-properties draw:fill="none"/>
      <style:paragraph-properties fo:margin-left="1.3cm" fo:margin-right="0cm" fo:text-indent="0cm" style:auto-text-indent="false" style:page-number="auto" fo:background-color="transparent"/>
      <style:text-properties style:text-underline-style="solid" style:text-underline-width="auto" style:text-underline-color="font-color"/>
    </style:style>
    <style:style style:name="P47" style:family="paragraph" style:parent-style-name="GT_5f_Heading" style:master-page-name="">
      <loext:graphic-properties draw:fill="none"/>
      <style:paragraph-properties fo:margin-left="1.3cm" fo:margin-right="0cm" fo:text-indent="0cm" style:auto-text-indent="false" style:page-number="auto" fo:background-color="transparent"/>
      <style:text-properties style:text-underline-style="solid" style:text-underline-width="auto" style:text-underline-color="font-color"/>
    </style:style>
    <style:style style:name="P48" style:family="paragraph" style:parent-style-name="GT_5f_Heading" style:master-page-name="">
      <loext:graphic-properties draw:fill="none"/>
      <style:paragraph-properties fo:margin-left="1.3cm" fo:margin-right="0cm" fo:text-indent="0cm" style:auto-text-indent="false" style:page-number="auto" fo:background-color="transparent"/>
      <style:text-properties style:text-underline-style="solid" style:text-underline-width="auto" style:text-underline-color="font-color"/>
    </style:style>
    <style:style style:name="P49" style:family="paragraph" style:parent-style-name="GT_5f_Heading" style:master-page-name="">
      <loext:graphic-properties draw:fill="none"/>
      <style:paragraph-properties fo:margin-left="1.3cm" fo:margin-right="0cm" fo:text-indent="0cm" style:auto-text-indent="false" style:page-number="auto" fo:background-color="transparent"/>
      <style:text-properties style:text-underline-style="solid" style:text-underline-width="auto" style:text-underline-color="font-color"/>
    </style:style>
    <style:style style:name="P50" style:family="paragraph" style:parent-style-name="GT_5f_Heading" style:master-page-name="">
      <loext:graphic-properties draw:fill="none"/>
      <style:paragraph-properties fo:margin-left="1.3cm" fo:margin-right="0cm" fo:margin-top="0cm" fo:margin-bottom="0cm" style:contextual-spacing="false" fo:text-indent="0cm" style:auto-text-indent="false" style:page-number="auto" fo:background-color="transparent"/>
      <style:text-properties style:text-underline-style="solid" style:text-underline-width="auto" style:text-underline-color="font-color"/>
    </style:style>
    <style:style style:name="P51" style:family="paragraph" style:parent-style-name="GT_5f_Heading" style:master-page-name="">
      <loext:graphic-properties draw:fill="none"/>
      <style:paragraph-properties fo:margin-left="1.3cm" fo:margin-right="0cm" fo:text-indent="0cm" style:auto-text-indent="false" style:page-number="auto" fo:background-color="transparent"/>
      <style:text-properties style:text-underline-style="solid" style:text-underline-width="auto" style:text-underline-color="font-color" fo:font-weight="bold" style:font-weight-asian="bold" style:font-weight-complex="bold"/>
    </style:style>
    <style:style style:name="P52" style:family="paragraph" style:parent-style-name="GT_5f_Heading">
      <loext:graphic-properties draw:fill="none"/>
      <style:paragraph-properties fo:margin-left="1.3cm" fo:margin-right="0cm" fo:text-indent="0cm" style:auto-text-indent="false" fo:background-color="transparent"/>
      <style:text-properties style:text-underline-style="solid" style:text-underline-width="auto" style:text-underline-color="font-color" fo:font-weight="bold" style:font-weight-asian="bold" style:font-weight-complex="bold"/>
    </style:style>
    <style:style style:name="P53" style:family="paragraph" style:parent-style-name="GT_5f_Heading">
      <loext:graphic-properties draw:fill="none"/>
      <style:paragraph-properties fo:margin-left="1.3cm" fo:margin-right="0cm" fo:text-indent="0cm" style:auto-text-indent="false" fo:background-color="transparent"/>
      <style:text-properties style:text-line-through-style="none" style:text-line-through-type="none" style:text-underline-style="solid" style:text-underline-width="auto" style:text-underline-color="font-color"/>
    </style:style>
    <style:style style:name="P54" style:family="paragraph" style:parent-style-name="GT_5f_Note" style:master-page-name="">
      <loext:graphic-properties draw:fill="solid" draw:fill-color="#fff9e6" draw:opacity="100%"/>
      <style:paragraph-properties fo:margin-left="1.3cm" fo:margin-right="0.4cm" fo:margin-top="0cm" fo:margin-bottom="0.199cm" style:contextual-spacing="false" fo:text-align="justify" style:justify-single-word="false" fo:text-indent="0cm" style:auto-text-indent="false" style:page-number="auto" fo:background-color="#fff9e6" fo:padding="0.15cm" fo:border="0.54pt solid #ffa500"/>
      <style:text-properties fo:font-weight="bold" style:font-weight-asian="bold" style:font-weight-complex="bold"/>
    </style:style>
    <style:style style:name="P55" style:family="paragraph" style:parent-style-name="GT_5f_Note" style:master-page-name="">
      <loext:graphic-properties draw:fill="solid" draw:fill-color="#fff9e6" draw:opacity="100%"/>
      <style:paragraph-properties fo:margin-left="1.3cm" fo:margin-right="0.4cm" fo:margin-top="0cm" fo:margin-bottom="0.199cm" style:contextual-spacing="false" fo:text-align="justify" style:justify-single-word="false" fo:text-indent="0cm" style:auto-text-indent="false" style:page-number="auto" fo:background-color="#fff9e6" fo:padding="0.15cm" fo:border="0.54pt solid #ffa500"/>
      <style:text-properties fo:font-weight="bold" style:font-weight-asian="bold" style:font-weight-complex="bold"/>
    </style:style>
    <style:style style:name="P56" style:family="paragraph" style:parent-style-name="GT_5f_Note" style:master-page-name="">
      <loext:graphic-properties draw:fill="solid" draw:fill-color="#fff9e6" draw:opacity="100%"/>
      <style:paragraph-properties fo:margin-left="1.3cm" fo:margin-right="0.4cm" fo:margin-top="0cm" fo:margin-bottom="0.199cm" style:contextual-spacing="false" fo:text-align="justify" style:justify-single-word="false" fo:text-indent="0cm" style:auto-text-indent="false" style:page-number="auto" fo:background-color="#fff9e6" fo:padding="0.15cm" fo:border="0.54pt solid #ffa500"/>
      <style:text-properties fo:font-weight="bold" style:font-weight-asian="bold" style:font-weight-complex="bold"/>
    </style:style>
    <style:style style:name="P57" style:family="paragraph" style:parent-style-name="GT_5f_Note" style:master-page-name="">
      <loext:graphic-properties draw:fill="solid" draw:fill-color="#fff9e6" draw:opacity="100%"/>
      <style:paragraph-properties fo:margin-left="1.3cm" fo:margin-right="0.4cm" fo:margin-top="0cm" fo:margin-bottom="0.199cm" style:contextual-spacing="false" fo:text-align="justify" style:justify-single-word="false" fo:text-indent="0cm" style:auto-text-indent="false" style:page-number="auto" fo:background-color="#fff9e6" fo:padding="0.15cm" fo:border="0.54pt solid #ffa500"/>
      <style:text-properties fo:font-weight="bold" style:font-weight-asian="bold" style:font-weight-complex="bold"/>
    </style:style>
    <style:style style:name="P58" style:family="paragraph" style:parent-style-name="GT_5f_Note" style:master-page-name="">
      <loext:graphic-properties draw:fill="solid" draw:fill-color="#fff9e6" draw:opacity="100%"/>
      <style:paragraph-properties fo:margin-left="1.3cm" fo:margin-right="0.4cm" fo:margin-top="0cm" fo:margin-bottom="0.199cm" style:contextual-spacing="false" fo:text-align="justify" style:justify-single-word="false" fo:text-indent="0cm" style:auto-text-indent="false" style:page-number="auto" fo:background-color="#fff9e6" fo:padding="0.15cm" fo:border="0.54pt solid #ffa500"/>
      <style:text-properties fo:font-weight="bold" style:font-weight-asian="bold" style:font-weight-complex="bold"/>
    </style:style>
    <style:style style:name="P59" style:family="paragraph" style:parent-style-name="GT_5f_Subtitle">
      <style:text-properties officeooo:paragraph-rsid="000b69ed"/>
    </style:style>
    <style:style style:name="P60" style:family="paragraph" style:parent-style-name="GT_5f_Subtitle">
      <style:paragraph-properties fo:margin-top="0.298cm" fo:margin-bottom="0.049cm" style:contextual-spacing="false"/>
    </style:style>
    <style:style style:name="P61" style:family="paragraph" style:parent-style-name="GT_5f_Subtitle">
      <style:paragraph-properties fo:margin-top="0cm" fo:margin-bottom="0cm" style:contextual-spacing="false"/>
    </style:style>
    <style:style style:name="P62" style:family="paragraph" style:parent-style-name="GT_5f_Subtitle" style:master-page-name="">
      <loext:graphic-properties draw:fill="none"/>
      <style:paragraph-properties fo:margin-left="1.3cm" fo:margin-right="0cm" fo:text-align="justify" style:justify-single-word="false" fo:text-indent="0cm" style:auto-text-indent="false" style:page-number="auto" fo:background-color="transparent"/>
      <style:text-properties officeooo:paragraph-rsid="000b69ed"/>
    </style:style>
    <style:style style:name="P63" style:family="paragraph" style:parent-style-name="GT_5f_Subtitle" style:master-page-name="">
      <loext:graphic-properties draw:fill="none"/>
      <style:paragraph-properties fo:margin-left="1.3cm" fo:margin-right="0cm" fo:text-align="justify" style:justify-single-word="false" fo:text-indent="0cm" style:auto-text-indent="false" style:page-number="auto" fo:background-color="transparent"/>
    </style:style>
    <style:style style:name="P64" style:family="paragraph" style:parent-style-name="GT_5f_Subtitle">
      <loext:graphic-properties draw:fill="none"/>
      <style:paragraph-properties fo:margin-left="1.3cm" fo:margin-right="0cm" fo:text-align="justify" style:justify-single-word="false" fo:text-indent="0cm" style:auto-text-indent="false" fo:background-color="transparent"/>
    </style:style>
    <style:style style:name="P65" style:family="paragraph" style:parent-style-name="GT_5f_Subtitle">
      <style:text-properties officeooo:paragraph-rsid="000cfa04"/>
    </style:style>
    <style:style style:name="P66" style:family="paragraph" style:parent-style-name="GT_5f_Title">
      <style:text-properties officeooo:paragraph-rsid="000a6a70"/>
    </style:style>
    <style:style style:name="T1" style:family="text">
      <style:text-properties style:text-underline-style="solid" style:text-underline-type="double"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fo:font-weight="normal" style:font-weight-asian="normal" style:font-weight-complex="normal"/>
    </style:style>
    <style:style style:name="T5" style:family="text">
      <style:text-properties fo:font-weight="normal" officeooo:rsid="000b69ed" style:font-weight-asian="normal" style:font-weight-complex="normal"/>
    </style:style>
    <style:style style:name="T6" style:family="text">
      <style:text-properties officeooo:rsid="000cfa0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pan text:style-name="T1">GUIDE TECHNIQUE<text:line-break/>FICHIER golem_utils.R</text:span></text:p>
      <text:p text:style-name="GT_5f_Subtitle">Rôle du fichier dans l’architecture {golem}</text:p>
      <text:p text:style-name="GT_5f_Body">Le fichier <text:span text:style-name="T2">R/golem_utils.R</text:span> regroupe des <text:span text:style-name="T2">fonctions utilitaires réutilisables </text:span>dans toute l’application. Dans un projet {golem}, on cherche <text:span text:style-name="T2">à éviter la duplication de code</text:span> : dès qu’un bout de logique (UI, HTML, validation, petits helpers) est utilisé à plusieurs endroits, on le met ici, puis on l’appelle depuis les modules.</text:p>
      <text:list text:style-name="L1">
        <text:list-item>
          <text:p text:style-name="P17"><text:span text:style-name="T2">Centraliser des helpers </text:span>UI (balises HTML, petits wrappers Bootstrap, etc.).</text:p>
        </text:list-item>
        <text:list-item>
          <text:p text:style-name="P17"><text:span text:style-name="T2">Fournir des opérateurs </text:span>(%||%, %|NA|%, %not_in%) pour rendre le code métier plus lisible.</text:p>
        </text:list-item>
        <text:list-item>
          <text:p text:style-name="P18">Éviter des warnings à l’installation/CI via utils::globalVariables().</text:p>
        </text:list-item>
        <text:list-item>
          <text:p text:style-name="P17"><text:span text:style-name="T2">Assurer l’embarquement des ressources statiques (inst/app/www/…) via dummy_assets().</text:span></text:p>
        </text:list-item>
      </text:list>
      <text:p text:style-name="P59">Principe général : "helpers" côté UI vs helpers côté données</text:p>
      <text:p text:style-name="GT_5f_Body">On peut lire ce fichier comme une boîte à outils <text:span text:style-name="T2">en deux familles </text:span>:</text:p>
      <text:list text:style-name="L2">
        <text:list-item>
          <text:p text:style-name="P1"><text:span text:style-name="T2">Helpers HTML/Shiny </text:span>: produire ou modifier des balises (tags), masquer/afficher, transformer un lien en action-button.</text:p>
        </text:list-item>
        <text:list-item>
          <text:p text:style-name="P1"><text:span text:style-name="T2">Helpers génériques :</text:span> opérateurs, filtres, utilitaires pour limiter la verbosité du code et sécuriser les checks.</text:p>
        </text:list-item>
      </text:list>
      <text:p text:style-name="GT_5f_Subtitle">Dépendances mobilisées (packages)</text:p>
      <text:p text:style-name="GT_5f_Body">La majorité des fonctions s’appuie sur <text:span text:style-name="T2">Shiny</text:span> (tags, tagList, tagAppendAttributes, column, reactiveValues…). Le rendu RMarkdown/Markdown utilise <text:span text:style-name="T2">rmarkdown </text:span>et <text:span text:style-name="T2">markdown</text:span>. Une petite partie touche à <text:span text:style-name="T2">utils </text:span>(globalVariables).</text:p>
      <text:list text:style-name="L3">
        <text:list-item>
          <text:p text:style-name="P19"><text:span text:style-name="T2">shiny :</text:span> tags, tagList, tagAppendAttributes, HTML, column, reactiveValues, reactiveValuesToList</text:p>
        </text:list-item>
        <text:list-item>
          <text:p text:style-name="P19">r<text:span text:style-name="T2">markdown :</text:span> render (conversion Rmd → md)</text:p>
        </text:list-item>
        <text:list-item>
          <text:p text:style-name="P19"><text:span text:style-name="T2">markdown : </text:span>markdownToHTML (md → HTML fragment)</text:p>
        </text:list-item>
        <text:list-item>
          <text:p text:style-name="P19"><text:span text:style-name="T2">utils :</text:span> globalVariables (silencer R CMD check)</text:p>
        </text:list-item>
        <text:list-item>
          <text:p text:style-name="P19"><text:span text:style-name="T2">base </text:span>: mapply, lapply, Negate, is.null, is.na, gsub, grepl, sprintf…</text:p>
        </text:list-item>
      </text:list>
      <text:p text:style-name="P59">Helpers de génération HTML</text:p>
      <text:p text:style-name="P59"><text:span text:style-name="T3"><text:s text:c="11"/></text:span>list_to_li() – convertir un vecteur en &lt;li&gt;</text:p>
      <text:p text:style-name="P2"><text:span text:style-name="T2">Objectif :</text:span> transformer rapidement c("a","b") en une série de balises &lt;li&gt;. C’est pratique pour fabriquer des listes dans des modales, des panneaux d’aide, ou des encarts d’information.</text:p>
      <text:p text:style-name="P27">list_to_li(c("a", "b"))</text:p>
      <text:p text:style-name="P5"><text:span text:style-name="T2"/></text:p>
      <text:p text:style-name="P10"><text:span text:style-name="T2">Comportement </text:span><text:s/>:</text:p>
      <text:list text:style-name="L4">
        <text:list-item>
          <text:list>
            <text:list-item>
              <text:p text:style-name="P7"><text:soft-page-break/>Si class = NULL : renvoie un tagList de &lt;li&gt; simples.</text:p>
            </text:list-item>
            <text:list-item>
              <text:p text:style-name="P7">Si class ≠ NULL : ajoute l’attribut class à chaque &lt;li&gt; via tagAppendAttributes().</text:p>
            </text:list-item>
          </text:list>
        </text:list-item>
      </text:list>
      <text:p text:style-name="P6"/>
      <text:p text:style-name="P54">Point d’attention novice : la variable d’entrée s’appelle list (comme le type list() de R). Ce n’est pas bloquant, mais en lecture ça peut surprendre. Dans tes appels, passe plutôt un vecteur explicite (c(...)) ou une liste nommée si besoin.</text:p>
      <text:p text:style-name="P39"/>
      <text:p text:style-name="P44">list_to_p() – convertir un vecteur en &lt;p&gt;</text:p>
      <text:p text:style-name="P11">Même idée que <text:span text:style-name="T2">list_to_li(),</text:span> mais au lieu de <text:span text:style-name="T2">&lt;li&gt; </text:span>on fabrique une suite de paragraphes <text:span text:style-name="T2">&lt;p&gt;</text:span>. Utile pour afficher du texte multi-lignes proprement dans l’UI, sans concaténer manuellement des <text:span text:style-name="T2">&lt;br/&gt;.</text:span></text:p>
      <text:p text:style-name="P27">list_to_p(c("Paragraphe 1", "Paragraphe 2"), class = "texte-aide")</text:p>
      <text:p text:style-name="P40"/>
      <text:p text:style-name="P45">named_to_li() – liste nommée → &lt;li&gt; avec libellé en gras</text:p>
      <text:p text:style-name="P11">Ici on part d’une liste nommée : <text:span text:style-name="T2">list(Departement = "Drôme", Version = "0.1.0")</text:span>. Le nom devient un label en gras et la valeur s’affiche après <text:span text:style-name="T2">« : ».</text:span></text:p>
      <text:p text:style-name="P27">named_to_li(list(Departement = "Drôme", Version = "0.1.0"))</text:p>
      <text:p text:style-name="P2"/>
      <text:p text:style-name="P3">Technique utilisée : <text:span text:style-name="T2">mapply() </text:span>pour parcourir valeurs + noms en parallèle, puis <text:span text:style-name="T2">HTML(sprintf(...))</text:span> pour injecter le <text:span text:style-name="T2">&lt;b&gt;</text:span>.</text:p>
      <text:p text:style-name="P3"/>
      <text:p text:style-name="P54">Attention : HTML() interprète la chaîne comme du HTML (pas échappé). Donc si les valeurs proviennent d’utilisateurs, il faut éviter d’y injecter du contenu non maîtrisé.</text:p>
      <text:p text:style-name="P61"/>
      <text:p text:style-name="P59">Helpers de modification de balises Shiny</text:p>
      <text:p text:style-name="P62">tagRemoveAttributes() – supprimer des attributs</text:p>
      <text:p text:style-name="P12"><text:span text:style-name="T2">Objectif : </text:span>retirer proprement des attributs d’un shiny.tag (class, style, src…). On parcourt les attributs demandés et on les met à NULL dans tag$attribs.</text:p>
      <text:p text:style-name="P27">a &lt;- shiny::tags$p(src = "plop", "pouet")<text:line-break/>tagRemoveAttributes(a, "src")</text:p>
      <text:p text:style-name="P40"/>
      <text:p text:style-name="P41"><text:span text:style-name="T2">undisplay() </text:span><text:span text:style-name="T4">et </text:span><text:span text:style-name="T2">display() </text:span><text:span text:style-name="T5">servent à </text:span><text:span text:style-name="T2">masquer / réafficher par CSS . undisplay(tag) force display:none</text:span>; <text:span text:style-name="T4">sur une balise. display(tag) retire display:none si présent</text:span>. <text:span text:style-name="T4">C’est très utile pour des UI conditionnelles sans re-générer tout le DOM.</text:span></text:p>
      <text:p text:style-name="P41"/>
      <text:p text:style-name="P27"><text:soft-page-break/>x &lt;- shiny::tags$div("Bloc")<text:line-break/>undisplay(x)<text:line-break/>display(x)</text:p>
      <text:p text:style-name="P2"/>
      <text:p text:style-name="P3"><text:span text:style-name="T2">Astuce :</text:span> undisplay() conserve un style existant et préfixe display:none; si besoin. display() nettoie ensuite le style via gsub() en tolérant espaces/point-virgule.</text:p>
      <text:p text:style-name="P3"/>
      <text:p text:style-name="P44">jq_hide() – masquage via jQuery côté client</text:p>
      <text:p text:style-name="P11">Cette fonction renvoie un <text:span text:style-name="T2">tags$script(...) </text:span>qui exécute <text:span text:style-name="T2">$('#id').hide().</text:span> On l’utilise si on veut un <text:span text:style-name="T2">masquage purement front (JavaScript) </text:span>sans repasser par le serveur.</text:p>
      <text:p text:style-name="P27">ui &lt;- shiny::fluidPage(jq_hide("mon_bloc"))</text:p>
      <text:p text:style-name="GT_5f_Body"/>
      <text:p text:style-name="P5"><text:span text:style-name="T2">Pré-requis :</text:span></text:p>
      <text:list text:style-name="L5">
        <text:list-item>
          <text:list>
            <text:list-item>
              <text:p text:style-name="P8"><text:s/>l’élément doit exister dans le DOM avec l’id correspondant.</text:p>
            </text:list-item>
          </text:list>
        </text:list-item>
      </text:list>
      <text:p text:style-name="P4"/>
      <text:p text:style-name="P44">make_action_button() – transformer une balise en actionButton</text:p>
      <text:p text:style-name="P11"><text:span text:style-name="T2">Cas d’usage : </text:span>tu as une <text:span text:style-name="T2">balise &lt;a&gt;</text:span> ou <text:span text:style-name="T2">&lt;button&gt; </text:span>custom (styling DSFR, design system maison…), mais tu veux qu’un clic remonte côté serveur comme input$mon_id.<text:line-break/>La fonction <text:span text:style-name="T2">ajoute la classe CSS action-button</text:span> (mécanisme Shiny) et <text:span text:style-name="T2">garantit la présence d’un id</text:span>.</text:p>
      <text:p text:style-name="P27">link &lt;- shiny::tags$a(href = "#", "Mon lien")<text:line-break/>make_action_button(link, inputId = "mylink")</text:p>
      <text:p text:style-name="P2"/>
      <text:p text:style-name="P13">Validations :</text:p>
      <text:list text:style-name="L6">
        <text:list-item>
          <text:list>
            <text:list-item>
              <text:p text:style-name="P9">La balise doit être un <text:span text:style-name="T2">shiny.tag.</text:span></text:p>
            </text:list-item>
            <text:list-item>
              <text:p text:style-name="P9">Elle ne doit <text:span text:style-name="T2">pas déjà contenir action-button.</text:span></text:p>
            </text:list-item>
            <text:list-item>
              <text:p text:style-name="P9"><text:span text:style-name="T2">Un id est obligatoire </text:span>(inputId ou tag$attribs$id existant).</text:p>
            </text:list-item>
          </text:list>
        </text:list-item>
      </text:list>
      <text:p text:style-name="P6"/>
      <text:p text:style-name="P54">Point d’attention : le message d’erreur multi-ligne dans stop(...) contient un retour à la ligne. C’est ok, mais si tu reformates ce fichier un jour, fais gaffe à ne pas casser la chaîne.</text:p>
      <text:p text:style-name="P61"/>
      <text:p text:style-name="GT_5f_Subtitle">Helpers de contenu documentaire</text:p>
      <text:p text:style-name="P44">with_red_star() – champ obligatoire</text:p>
      <text:p text:style-name="P11">Génère un <text:span text:style-name="T2">&lt;span&gt;</text:span> qui concatène <text:span text:style-name="T2">le texte et une étoile rouge</text:span>. Très utile pour marquer des champs obligatoires dans un formulaire.</text:p>
      <text:p text:style-name="P27"><text:soft-page-break/>with_red_star("Nom")</text:p>
      <text:p text:style-name="P40"/>
      <text:p text:style-name="P45">rep_br() – répéter des &lt;br/&gt;</text:p>
      <text:p text:style-name="P11">Produit N <text:span text:style-name="T2">retours à la ligne </text:span>HTML. C’est volontairement basique : rapide, lisible, efficace.</text:p>
      <text:p text:style-name="P27">rep_br(3)</text:p>
      <text:p text:style-name="P51"/>
      <text:p text:style-name="P52">enurl() – créer un lien HTML</text:p>
      <text:p text:style-name="P11"><text:span text:style-name="T2">Petit wrapper </text:span>pour tags$a(href=...). Utile quand tu veux <text:span text:style-name="T2">standardiser la création de liens </text:span>dans tout le code.</text:p>
      <text:p text:style-name="P37">enurl("https://example.org", "Lien")</text:p>
      <text:p text:style-name="P42"/>
      <text:p text:style-name="P53"><text:span text:style-name="T6">i</text:span>ncludeRMarkdown() – inclure un .Rmd rendu en HTML</text:p>
      <text:p text:style-name="P14"><text:span text:style-name="T2">Pipeline</text:span> :</text:p>
      <text:list text:style-name="L7">
        <text:list-item>
          <text:list>
            <text:list-item>
              <text:p text:style-name="P15">Render du .Rmd en Markdown (md_document) dans un fichier temporaire.</text:p>
            </text:list-item>
            <text:list-item>
              <text:p text:style-name="P15">Conversion md → HTML fragment via markdownToHTML(fragment.only=TRUE).</text:p>
            </text:list-item>
            <text:list-item>
              <text:p text:style-name="P15">Encodage forcé en UTF-8.</text:p>
            </text:list-item>
            <text:list-item>
              <text:p text:style-name="P15">Retour shiny::HTML(html).</text:p>
            </text:list-item>
          </text:list>
        </text:list-item>
      </text:list>
      <text:p text:style-name="P27">includeRMarkdown("inst/app/rmd/accueil.Rmd")</text:p>
      <text:p text:style-name="P2"/>
      <text:p text:style-name="P3"><text:span text:style-name="T2">Pourquoi c’est utile : </text:span>tu gardes une source éditoriale (.Rmd) mais tu injectes le rendu dans l’UI sans iframe si tu veux un contrôle fin CSS/JS côté Shiny.<text:line-break/>Pourquoi c’est délicat : le rendu se fait à l’exécution → coût CPU/latence. Dans cartOLD, tu as plutôt choisi la stratégie pré-rendu (compile Rmd → HTML) : c’est généralement plus stable et plus performant sur shinyapps.io.</text:p>
      <text:p text:style-name="P60">Helpers "syntaxe" et robustesse</text:p>
      <text:p text:style-name="P44">%||% (interne) et %||% (exporté) : attention double définition</text:p>
      <text:p text:style-name="P11">Le fichier contient deux définitions de l<text:span text:style-name="T2">’opérateur %||%</text:span>. La première est marquée internal et renvoie a si non NULL sinon b. La deuxième (exportée) fait exactement la même chose mais avec des noms d’arguments x/y et un if explicite.</text:p>
      <text:p text:style-name="P11"/>
      <text:p text:style-name="P54">Conséquence : dans un package, la dernière définition l’emporte à l’exécution dans l’environnement du namespace. Pour éviter la confusion, il est recommandé de ne garder qu’une seule définition (idéalement l’exportée) ou de renommer l’interne.</text:p>
      <text:p text:style-name="P42"/>
      <text:p text:style-name="P41">%|NA|% – valeur de repli si NA</text:p>
      <text:p text:style-name="P11"><text:soft-page-break/><text:span text:style-name="T2">Même logique que %||%</text:span>, <text:span text:style-name="T2">mais ciblée sur NA </text:span>: si x est NA, retourner y. Très pratique dans des chaînes de traitement où NA est fréquent.</text:p>
      <text:p text:style-name="P38">NA %|NA|% 1 <text:s/># renvoie 1</text:p>
      <text:p text:style-name="P44"/>
      <text:p text:style-name="P45">%not_in%, not_null, not_na</text:p>
      <text:p text:style-name="P14">Ce bloc utilise <text:span text:style-name="T2">Negate(...)</text:span> pour fabriquer rapidement des fonctions inverses :</text:p>
      <text:list text:style-name="L8">
        <text:list-item>
          <text:list>
            <text:list-item>
              <text:p text:style-name="P16"><text:span text:style-name="T2">%not_in% :</text:span> inverse de %in%</text:p>
            </text:list-item>
            <text:list-item>
              <text:p text:style-name="P16"><text:span text:style-name="T2">not_null : </text:span>inverse de is.null</text:p>
            </text:list-item>
            <text:list-item>
              <text:p text:style-name="P16"><text:span text:style-name="T2">not_na : </text:span>inverse de is.na</text:p>
            </text:list-item>
          </text:list>
        </text:list-item>
      </text:list>
      <text:p text:style-name="P14"/>
      <text:p text:style-name="P23">1 %not_in% 1:10<text:line-break/>not_null(NULL)<text:line-break/>not_na(NA)</text:p>
      <text:p text:style-name="P40"/>
      <text:p text:style-name="P45">drop_nulls() – supprimer les NULL d’une liste</text:p>
      <text:p text:style-name="P11">Filtre une<text:span text:style-name="T2"> liste/vecteur</text:span> en supprimant les éléments NULL. Utile avant de faire un <text:span text:style-name="T2">do.call(...)</text:span> ou de <text:span text:style-name="T2">construire une liste d’options UI.</text:span></text:p>
      <text:p text:style-name="P23">drop_nulls(list(1, NULL, 2))</text:p>
      <text:p text:style-name="P63"/>
      <text:p text:style-name="P64">Wrappers Bootstrap : col_12, col_10, …</text:p>
      <text:p text:style-name="P12"><text:span text:style-name="T2">Série de fonctions ultra simples </text:span>pour raccourcir <text:span text:style-name="T2">shiny::column(12, ...).</text:span> C’est de la cosmétique, mais ça homogénéise la lecture et limite les erreurs de largeur.</text:p>
      <text:p text:style-name="P23">col_6(shiny::tags$p("Demi-largeur"))</text:p>
      <text:p text:style-name="GT_5f_Subtitle"/>
      <text:p text:style-name="GT_5f_Subtitle">Gestion des assets et conformité package</text:p>
      <text:p text:style-name="P50">dummy_assets() – forcer l’inclusion de inst/app/www</text:p>
      <text:p text:style-name="P11">Dans certains contextes <text:span text:style-name="T2">(build, CI, shinyapps.io),</text:span> si des dossiers ne sont jamais référencés, ils peuvent <text:span text:style-name="T2">être oubliés ou nettoyés</text:span>. <text:span text:style-name="T2">dummy_assets() </text:span>accède aux dossiers pour que le<text:span text:style-name="T2"> build « voie » ces ressources.</text:span> La fonction renvoie invisible(TRUE).</text:p>
      <text:p text:style-name="P23">dummy_assets() <text:s/># à appeler une fois au démarrage si nécessaire</text:p>
      <text:p text:style-name="P54">À noter : dans un package {golem}, l’approche standard est d’utiliser golem::add_resource_path() dans app_ui.R. dummy_assets() est une ceinture + bretelles.</text:p>
      <text:p text:style-name="P40"><text:soft-page-break/></text:p>
      <text:p text:style-name="P45">utils::globalVariables() – calmer R CMD check</text:p>
      <text:p text:style-name="P11">Lors de R CMD check, R signale souvent des <text:span text:style-name="T2">variables « globales » </text:span>utilisées dans dplyr, ggplot, etc. <text:span text:style-name="T2">globalVariables()</text:span> liste explicitement ces symboles <text:span text:style-name="T2">pour éviter des NOTES.</text:span></text:p>
      <text:p text:style-name="GT_5f_Subtitle">Checklist de validation rapide (recette novice)</text:p>
      <text:list text:style-name="L9">
        <text:list-item>
          <text:p text:style-name="P21">Dans l’app, <text:span text:style-name="T2">vérifier que les listes HTML (li/p) </text:span>s’affichent correctement (pas de tags bruts visibles).</text:p>
        </text:list-item>
        <text:list-item>
          <text:p text:style-name="P21"><text:span text:style-name="T2">Vérifier que make_action_button() </text:span>déclenche bien input$... côté serveur.</text:p>
        </text:list-item>
        <text:list-item>
          <text:p text:style-name="P21"><text:span text:style-name="T2">Vérifier que includeRMarkdown() </text:span>renvoie bien de l’UTF-8 (accents OK).</text:p>
        </text:list-item>
        <text:list-item>
          <text:p text:style-name="P21"><text:span text:style-name="T2">R CMD check : </text:span>absence de NOTE liée à des variables globales attendues.</text:p>
        </text:list-item>
        <text:list-item>
          <text:p text:style-name="P20"><text:span text:style-name="T2">Sur shinyapps.io : </text:span>ressources inst/app/www présentes (icônes, images, CSS, HTML).</text:p>
        </text:list-item>
      </text:list>
      <text:p text:style-name="P65">Pistes d’amélioration (sans casser l’existant)</text:p>
      <text:list text:style-name="L10">
        <text:list-item>
          <text:p text:style-name="P22"><text:span text:style-name="T2">Renommer les arguments list </text:span>→ x (list_to_li, list_to_p) pour réduire l’ambiguïté.</text:p>
        </text:list-item>
        <text:list-item>
          <text:p text:style-name="P22"><text:span text:style-name="T2">Supprimer la double définition de %||%</text:span> (garder une seule version).</text:p>
        </text:list-item>
        <text:list-item>
          <text:p text:style-name="P22"><text:span text:style-name="T2">Ajouter des tests unitaires </text:span>(testthat) sur make_action_button, undisplay/display, drop_nulls.</text:p>
        </text:list-item>
        <text:list-item>
          <text:p text:style-name="P22"><text:span text:style-name="T2">Documenter clairement le périmètre</text:span> : helpers UI vs helpers data, et où les utiliser.</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ce style:name="Liberation Sans" svg:font-family="'Liberation San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T_5f_Title" style:display-name="GT_Title" style:family="paragraph">
      <style:paragraph-properties fo:margin-top="0.801cm" fo:margin-bottom="0.4cm" style:contextual-spacing="false" fo:text-align="center" style:justify-single-word="false"/>
      <style:text-properties style:font-name="Liberation Sans" fo:font-family="'Liberation Sans'" fo:font-size="14pt" style:text-underline-style="none" fo:font-weight="bold"/>
    </style:style>
    <style:style style:name="GT_5f_Subtitle" style:display-name="GT_Subtitle" style:family="paragraph">
      <style:paragraph-properties fo:margin-top="0.499cm" fo:margin-bottom="0.25cm" style:contextual-spacing="false" fo:text-align="justify" style:justify-single-word="false"/>
      <style:text-properties style:font-name="Liberation Sans" fo:font-family="'Liberation Sans'" fo:font-size="12pt" style:text-underline-style="solid" style:text-underline-width="auto" style:text-underline-color="font-color" fo:font-weight="bold"/>
    </style:style>
    <style:style style:name="GT_5f_Heading" style:display-name="GT_Heading" style:family="paragraph">
      <style:paragraph-properties fo:margin-top="0.349cm" fo:margin-bottom="0.15cm" style:contextual-spacing="false" fo:text-align="start" style:justify-single-word="false"/>
      <style:text-properties style:font-name="Liberation Sans" fo:font-family="'Liberation Sans'" fo:font-size="11pt" fo:font-weight="bold"/>
    </style:style>
    <style:style style:name="GT_5f_Body" style:display-name="GT_Body" style:family="paragraph">
      <style:paragraph-properties fo:margin-top="0cm" fo:margin-bottom="0.199cm" style:contextual-spacing="false" fo:line-height="120%" fo:text-align="justify" style:justify-single-word="false"/>
      <style:text-properties style:font-name="Liberation Sans" fo:font-family="'Liberation Sans'" fo:font-size="10.5pt"/>
    </style:style>
    <style:style style:name="GT_5f_Bullet" style:display-name="GT_Bullet" style:family="paragraph">
      <style:paragraph-properties fo:margin-left="0.6cm" fo:margin-top="0cm" fo:margin-bottom="0.101cm" style:contextual-spacing="false" fo:line-height="120%" fo:text-align="justify" style:justify-single-word="false" fo:text-indent="-0.3cm" style:auto-text-indent="false"/>
      <style:text-properties style:font-name="Liberation Sans" fo:font-family="'Liberation Sans'" fo:font-size="10.5pt"/>
    </style:style>
    <style:style style:name="GT_5f_Code" style:display-name="GT_Code" style:family="paragraph">
      <loext:graphic-properties draw:fill="solid" draw:fill-color="#f4f4f4" draw:opacity="100%"/>
      <style:paragraph-properties fo:margin-left="0.4cm" fo:margin-right="0.4cm" fo:margin-top="0.101cm" fo:margin-bottom="0.199cm" style:contextual-spacing="false" fo:background-color="#f4f4f4" fo:padding="0.15cm" fo:border="0.54pt solid #d0d0d0"/>
      <style:text-properties style:font-name="Liberation Mono" fo:font-family="'Liberation Mono'" fo:font-size="9.5pt"/>
    </style:style>
    <style:style style:name="GT_5f_Note" style:display-name="GT_Note" style:family="paragraph">
      <loext:graphic-properties draw:fill="solid" draw:fill-color="#fff9e6" draw:opacity="100%"/>
      <style:paragraph-properties fo:margin-left="0.4cm" fo:margin-right="0.4cm" fo:margin-top="0cm" fo:margin-bottom="0.199cm" style:contextual-spacing="false" fo:text-align="justify" style:justify-single-word="false" fo:background-color="#fff9e6" fo:padding="0.15cm" fo:border="0.54pt solid #ffa500"/>
      <style:text-properties style:font-name="Liberation Sans" fo:font-family="'Liberation Sans'" fo:font-size="10pt"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5.2$Windows_X86_64 LibreOffice_project/bffef4ea93e59bebbeaf7f431bb02b1a39ee8a59</meta:generator>
    <meta:creation-date>2025-12-30T10:28:52.217000000</meta:creation-date>
    <meta:editing-duration>P0D</meta:editing-duration>
    <meta:editing-cycles>1</meta:editing-cycles>
    <meta:document-statistic meta:table-count="0" meta:image-count="0" meta:object-count="0" meta:page-count="6" meta:paragraph-count="109" meta:word-count="1355" meta:character-count="9206" meta:non-whitespace-character-count="7964"/>
  </office:meta>
</office:document-meta>
</file>